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3.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8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4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4.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Times New Roman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ffff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2.629cm" svg:x="1.4cm" svg:y="6.328cm" presentation:class="title" presentation:user-transformed="true">
          <draw:text-box>
            <text:p>Bayesian Network «Student»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custom-shape draw:style-name="gr2" draw:text-style-name="P3" draw:layer="layout" svg:width="1.8cm" svg:height="1.8cm" svg:x="9cm" svg:y="2.6cm">
          <text:p text:style-name="P2"><text:span text:style-name="T1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8cm" svg:height="1.8cm" svg:x="13.901cm" svg:y="2.601cm">
          <text:p text:style-name="P2"><text:span text:style-name="T1">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8cm" svg:height="1.8cm" svg:x="11.501cm" svg:y="5.701cm">
          <text:p text:style-name="P2"><text:span text:style-name="T1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8cm" svg:height="1.8cm" svg:x="11.502cm" svg:y="9.402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8cm" svg:height="1.8cm" svg:x="16.6cm" svg:y="5.701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10.4cm" svg:y1="4.2cm" svg:x2="11.8cm" svg:y2="6cm">
          <text:p/>
        </draw:line>
        <draw:line draw:style-name="gr3" draw:text-style-name="P4" draw:layer="layout" svg:x1="14.2cm" svg:y1="4.2cm" svg:x2="13cm" svg:y2="5.991cm">
          <text:p/>
        </draw:line>
        <draw:line draw:style-name="gr3" draw:text-style-name="P4" draw:layer="layout" svg:x1="12.4cm" svg:y1="7.501cm" svg:x2="12.409cm" svg:y2="9.402cm">
          <text:p/>
        </draw:line>
        <draw:frame draw:style-name="standard" draw:layer="layout" svg:width="2.877cm" svg:height="2.027cm" svg:x="6.315cm" svg:y="0.50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5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0.6</text:span></text:p>
              </table:table-cell>
              <table:table-cell>
                <text:p text:style-name="P5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15.492cm" svg:y="0.4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5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0.7</text:span></text:p>
              </table:table-cell>
              <table:table-cell>
                <text:p text:style-name="P5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2.387cm" svg:y="5.2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5"><text:span text:style-name="T2">g</text:span><text:span text:style-name="T3">0</text:span></text:p>
              </table:table-cell>
              <table:table-cell>
                <text:p text:style-name="P5"><text:span text:style-name="T2">g</text:span><text:span text:style-name="T3">1</text:span></text:p>
              </table:table-cell>
              <table:table-cell>
                <text:p text:style-name="P5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5"><text:span text:style-name="T4">0.30</text:span></text:p>
              </table:table-cell>
              <table:table-cell>
                <text:p text:style-name="P5"><text:span text:style-name="T4">0.40</text:span></text:p>
              </table:table-cell>
              <table:table-cell>
                <text:p text:style-name="P5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5"><text:span text:style-name="T4">0.90</text:span></text:p>
              </table:table-cell>
              <table:table-cell>
                <text:p text:style-name="P5"><text:span text:style-name="T4">0.08</text:span></text:p>
              </table:table-cell>
              <table:table-cell>
                <text:p text:style-name="P5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5"><text:span text:style-name="T4">0.05</text:span></text:p>
              </table:table-cell>
              <table:table-cell>
                <text:p text:style-name="P5"><text:span text:style-name="T4">0.25</text:span></text:p>
              </table:table-cell>
              <table:table-cell>
                <text:p text:style-name="P5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5"><text:span text:style-name="T4">0.50</text:span></text:p>
              </table:table-cell>
              <table:table-cell>
                <text:p text:style-name="P5"><text:span text:style-name="T4">0.30</text:span></text:p>
              </table:table-cell>
              <table:table-cell>
                <text:p text:style-name="P5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2cm" svg:height="2.915cm" svg:x="19.02cm" svg:y="5.1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5"><text:span text:style-name="T2">s</text:span><text:span text:style-name="T3">0</text:span></text:p>
              </table:table-cell>
              <table:table-cell>
                <text:p text:style-name="P5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i</text:span><text:span text:style-name="T3">0</text:span></text:p>
              </table:table-cell>
              <table:table-cell>
                <text:p text:style-name="P5"><text:span text:style-name="T4">0.95</text:span></text:p>
              </table:table-cell>
              <table:table-cell>
                <text:p text:style-name="P5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i</text:span><text:span text:style-name="T3">1</text:span></text:p>
              </table:table-cell>
              <table:table-cell>
                <text:p text:style-name="P5"><text:span text:style-name="T4">0.20</text:span></text:p>
              </table:table-cell>
              <table:table-cell>
                <text:p text:style-name="P5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6.132cm" svg:y="11.02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5"><text:span text:style-name="T2">l</text:span><text:span text:style-name="T3">0</text:span></text:p>
              </table:table-cell>
              <table:table-cell>
                <text:p text:style-name="P5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g</text:span><text:span text:style-name="T3">0</text:span></text:p>
              </table:table-cell>
              <table:table-cell>
                <text:p text:style-name="P5"><text:span text:style-name="T4">0.10</text:span></text:p>
              </table:table-cell>
              <table:table-cell>
                <text:p text:style-name="P5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g</text:span><text:span text:style-name="T3">1</text:span></text:p>
              </table:table-cell>
              <table:table-cell>
                <text:p text:style-name="P5"><text:span text:style-name="T4">0.40</text:span></text:p>
              </table:table-cell>
              <table:table-cell>
                <text:p text:style-name="P5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g</text:span><text:span text:style-name="T3">2</text:span></text:p>
              </table:table-cell>
              <table:table-cell>
                <text:p text:style-name="P5"><text:span text:style-name="T4">0.99</text:span></text:p>
              </table:table-cell>
              <table:table-cell>
                <text:p text:style-name="P5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4" draw:layer="layout" svg:x1="15.4cm" svg:y1="4.2cm" svg:x2="16.8cm" svg:y2="6cm">
          <text:p/>
        </draw:line>
        <draw:frame draw:style-name="gr4" draw:text-style-name="P6" draw:layer="layout" svg:width="4.783cm" svg:height="3.766cm" svg:x="19.217cm" svg:y="8.834cm">
          <draw:text-box>
            <text:p><text:span text:style-name="T2">D</text:span><text:span text:style-name="T4"> := Difficulty</text:span></text:p>
            <text:p><text:span text:style-name="T2">I</text:span><text:span text:style-name="T4"> := Intelligence</text:span></text:p>
            <text:p><text:span text:style-name="T2">G</text:span><text:span text:style-name="T4"> := Grade</text:span></text:p>
            <text:p><text:span text:style-name="T2">S</text:span><text:span text:style-name="T4"> := SAT</text:span></text:p>
            <text:p><text:span text:style-name="T2">L</text:span><text:span text:style-name="T4"> := Letter</text:span></text:p>
          </draw:text-box>
        </draw:frame>
        <draw:frame draw:style-name="gr5" draw:text-style-name="P8" draw:layer="layout" svg:width="14.18cm" svg:height="1.343cm" svg:x="12.8cm" svg:y="13.4cm">
          <draw:text-box>
            <text:p text:style-name="P7"><text:span text:style-name="T5">Daphne Koller and Nir Friedman, "Probabilistic Graphical Models:</text:span><text:span text:style-name="T5"><text:line-break/></text:span><text:span text:style-name="T5">Principles and Techniques", MIT Press, 2009</text:span></text:p>
          </draw:text-box>
        </draw:frame>
        <draw:frame draw:style-name="gr6" draw:text-style-name="P6" draw:layer="layout" svg:width="1.772cm" svg:height="0.954cm" svg:x="4.4cm" svg:y="1cm">
          <draw:text-box>
            <text:p><text:span text:style-name="T2">P</text:span><text:span text:style-name="T4">(</text:span><text:span text:style-name="T2">D</text:span><text:span text:style-name="T4">)</text:span></text:p>
          </draw:text-box>
        </draw:frame>
        <draw:frame draw:style-name="gr7" draw:text-style-name="P6" draw:layer="layout" svg:width="1.535cm" svg:height="0.954cm" svg:x="13.9cm" svg:y="1cm">
          <draw:text-box>
            <text:p><text:span text:style-name="T2">P</text:span><text:span text:style-name="T4">(</text:span><text:span text:style-name="T2">I</text:span><text:span text:style-name="T4">)</text:span></text:p>
          </draw:text-box>
        </draw:frame>
        <draw:frame draw:style-name="gr8" draw:text-style-name="P6" draw:layer="layout" svg:width="2.399cm" svg:height="1cm" svg:x="20.401cm" svg:y="4cm">
          <draw:text-box>
            <text:p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9" draw:text-style-name="P6" draw:layer="layout" svg:width="3.212cm" svg:height="1cm" svg:x="4.302cm" svg:y="4.2cm">
          <draw:text-box>
            <text:p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0" draw:text-style-name="P6" draw:layer="layout" svg:width="2.564cm" svg:height="1cm" svg:x="3.502cm" svg:y="12cm">
          <draw:text-box>
            <text:p><text:span text:style-name="T2">P</text:span><text:span text:style-name="T4">(</text:span><text:span text:style-name="T2">L </text:span><text:span text:style-name="T4">| </text:span><text:span text:style-name="T2">G</text:span><text:span text:style-name="T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1" draw:layer="layout" svg:width="25.199cm" svg:height="2.629cm" svg:x="1.401cm" svg:y="6.329cm" presentation:class="title" presentation:user-transformed="true">
          <draw:text-box>
            <text:p>Factor Graph Re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custom-shape draw:style-name="gr2" draw:text-style-name="P3" draw:layer="layout" svg:width="1.8cm" svg:height="1.8cm" svg:x="9.001cm" svg:y="5.001cm">
          <text:p text:style-name="P2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8cm" svg:height="1.8cm" svg:x="13.902cm" svg:y="5.002cm">
          <text:p text:style-name="P2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8cm" svg:height="1.8cm" svg:x="11.502cm" svg:y="8.102cm">
          <text:p text:style-name="P2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8cm" svg:height="1.8cm" svg:x="11.503cm" svg:y="11.903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8cm" svg:height="1.8cm" svg:x="16.601cm" svg:y="8.102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6cm" svg:height="0.6cm" svg:x="12.1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cm" svg:height="0.6cm" svg:x="15.9cm" svg:y="7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cm" svg:height="0.6cm" svg:x="12.1cm" svg:y="10.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0.701cm" svg:y1="6.2cm" svg:x2="12.1cm" svg:y2="6.8cm">
          <text:p/>
        </draw:line>
        <draw:line draw:style-name="gr12" draw:text-style-name="P4" draw:layer="layout" svg:x1="13.9cm" svg:y1="6.1cm" svg:x2="12.303cm" svg:y2="7cm">
          <text:p/>
        </draw:line>
        <draw:line draw:style-name="gr12" draw:text-style-name="P4" draw:layer="layout" svg:x1="12.4cm" svg:y1="6.6cm" svg:x2="12.4cm" svg:y2="8.1cm">
          <text:p/>
        </draw:line>
        <draw:line draw:style-name="gr12" draw:text-style-name="P4" draw:layer="layout" svg:x1="12.4cm" svg:y1="9.902cm" svg:x2="12.4cm" svg:y2="11.903cm">
          <text:p/>
        </draw:line>
        <draw:line draw:style-name="gr12" draw:text-style-name="P4" draw:layer="layout" svg:x1="17cm" svg:y1="8.3cm" svg:x2="15.4cm" svg:y2="6.5cm">
          <text:p/>
        </draw:line>
        <draw:custom-shape draw:style-name="gr11" draw:text-style-name="P11" draw:layer="layout" svg:width="0.6cm" svg:height="0.6cm" svg:x="9.6cm" svg:y="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cm" svg:height="0.6cm" svg:x="14.5cm" svg:y="3.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4.8cm" svg:y1="3.6cm" svg:x2="14.8cm" svg:y2="5.002cm">
          <text:p/>
        </draw:line>
        <draw:line draw:style-name="gr12" draw:text-style-name="P4" draw:layer="layout" svg:x1="9.9cm" svg:y1="3.6cm" svg:x2="9.9cm" svg:y2="5.002cm">
          <text:p/>
        </draw:line>
        <draw:frame draw:style-name="gr13" draw:text-style-name="P6" draw:layer="layout" svg:width="3.598cm" svg:height="0.954cm" svg:x="9cm" svg:y="2.038cm">
          <draw:text-box>
            <text:p><text:span text:style-name="T2">f</text:span><text:span text:style-name="T3">0</text:span><text:span text:style-name="T4">(</text:span><text:span text:style-name="T2">d</text:span><text:span text:style-name="T4">) := </text:span><text:span text:style-name="T2">P</text:span><text:span text:style-name="T4">(</text:span><text:span text:style-name="T2">d</text:span><text:span text:style-name="T4">)</text:span></text:p>
          </draw:text-box>
        </draw:frame>
        <draw:frame draw:style-name="gr14" draw:text-style-name="P6" draw:layer="layout" svg:width="3.318cm" svg:height="1.657cm" svg:x="14cm" svg:y="2.038cm">
          <draw:text-box>
            <text:p><text:span text:style-name="T2">f</text:span><text:span text:style-name="T3">1</text:span><text:span text:style-name="T4">(</text:span><text:span text:style-name="T2">i</text:span><text:span text:style-name="T4">) := </text:span><text:span text:style-name="T2">P</text:span><text:span text:style-name="T4">(</text:span><text:span text:style-name="T2">i</text:span><text:span text:style-name="T4">)</text:span></text:p>
          </draw:text-box>
        </draw:frame>
        <draw:frame draw:style-name="gr15" draw:text-style-name="P6" draw:layer="layout" svg:width="3.951cm" svg:height="2.36cm" svg:x="10.549cm" svg:y="4.046cm">
          <draw:text-box>
            <text:p><text:span text:style-name="T2">f</text:span><text:span text:style-name="T3">2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 </text:span></text:p>
            <text:p><text:span text:style-name="T4">:= </text:span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6" draw:text-style-name="P6" draw:layer="layout" svg:width="4.65cm" svg:height="1.154cm" svg:x="16.55cm" svg:y="6.446cm">
          <draw:text-box>
            <text:p><text:span text:style-name="T2">f</text:span><text:span text:style-name="T3">3</text:span><text:span text:style-name="T4">(</text:span><text:span text:style-name="T2">i</text:span><text:span text:style-name="T4">, </text:span><text:span text:style-name="T2">s</text:span><text:span text:style-name="T4">) := </text:span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17" draw:text-style-name="P6" draw:layer="layout" svg:width="4.8cm" svg:height="1.657cm" svg:x="13cm" svg:y="10.446cm">
          <draw:text-box>
            <text:p><text:span text:style-name="T2">f</text:span><text:span text:style-name="T3">4</text:span><text:span text:style-name="T4">(</text:span><text:span text:style-name="T2">g</text:span><text:span text:style-name="T4">, </text:span><text:span text:style-name="T2">l</text:span><text:span text:style-name="T4">) := </text:span><text:span text:style-name="T2">P</text:span><text:span text:style-name="T4">(</text:span><text:span text:style-name="T2">l</text:span><text:span text:style-name="T4"> | </text:span><text:span text:style-name="T2">g</text:span><text:span text:style-name="T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09-22T20:25:33.023000000</dc:date>
    <meta:editing-duration>PT4H4M27S</meta:editing-duration>
    <meta:editing-cycles>9</meta:editing-cycles>
    <meta:generator>LibreOffice/7.1.5.2$Windows_X86_64 LibreOffice_project/85f04e9f809797b8199d13c421bd8a2b025d52b5</meta:generator>
    <meta:document-statistic meta:object-count="74"/>
  </office:meta>
</office:document-meta>
</file>